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4c4c4c"/>
    </style:style>
    <style:style style:name="P2" style:family="paragraph" style:parent-style-name="Standard">
      <style:text-properties fo:color="#4c4c4c" style:text-underline-style="none"/>
    </style:style>
    <style:style style:name="P3" style:family="paragraph" style:parent-style-name="Standard">
      <style:text-properties fo:color="#4c4c4c" style:text-underline-style="none" officeooo:rsid="000e2777" officeooo:paragraph-rsid="000e2777"/>
    </style:style>
    <style:style style:name="P4" style:family="paragraph" style:parent-style-name="Standard">
      <style:text-properties fo:color="#4c4c4c" style:text-underline-style="none" officeooo:rsid="0012256b"/>
    </style:style>
    <style:style style:name="P5" style:family="paragraph" style:parent-style-name="Standard">
      <style:text-properties fo:color="#4c4c4c" style:text-underline-style="none" officeooo:rsid="00146a66" officeooo:paragraph-rsid="00146a66"/>
    </style:style>
    <style:style style:name="P6" style:family="paragraph" style:parent-style-name="Standard">
      <style:text-properties fo:color="#4c4c4c" style:text-underline-style="none" fo:font-weight="normal" officeooo:rsid="00140212" style:font-weight-asian="normal" style:font-weight-complex="normal"/>
    </style:style>
    <style:style style:name="P7" style:family="paragraph" style:parent-style-name="Standard">
      <style:text-properties fo:color="#4c4c4c" style:text-underline-style="none" officeooo:rsid="001c631b" officeooo:paragraph-rsid="001c631b"/>
    </style:style>
    <style:style style:name="P8" style:family="paragraph" style:parent-style-name="Standard">
      <style:paragraph-properties fo:text-align="center" style:justify-single-word="false"/>
      <style:text-properties fo:color="#4c4c4c" fo:font-size="40pt" style:text-underline-style="none" officeooo:rsid="001725b7" officeooo:paragraph-rsid="001725b7" style:font-size-asian="40pt" style:font-size-complex="40pt"/>
    </style:style>
    <style:style style:name="P9" style:family="paragraph" style:parent-style-name="Standard">
      <style:paragraph-properties fo:text-align="start" style:justify-single-word="false"/>
      <style:text-properties fo:color="#4c4c4c" fo:font-size="14pt" style:text-underline-style="none" officeooo:rsid="001725b7" officeooo:paragraph-rsid="001725b7" style:font-size-asian="14pt" style:font-size-complex="14pt"/>
    </style:style>
    <style:style style:name="P10" style:family="paragraph" style:parent-style-name="Standard">
      <style:text-properties officeooo:paragraph-rsid="0020b026"/>
    </style:style>
    <style:style style:name="P11" style:family="paragraph" style:parent-style-name="Text_20_body">
      <style:paragraph-properties fo:text-align="center" style:justify-single-word="false"/>
      <style:text-properties officeooo:rsid="0017aa94" officeooo:paragraph-rsid="0017aa94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Heading_20_1" style:list-style-name="">
      <style:text-properties fo:color="#4c4c4c" officeooo:rsid="00245309" officeooo:paragraph-rsid="002d2627"/>
    </style:style>
    <style:style style:name="P16" style:family="paragraph" style:parent-style-name="Heading_20_1">
      <style:paragraph-properties fo:break-before="page"/>
      <style:text-properties officeooo:rsid="000e2777"/>
    </style:style>
    <style:style style:name="P17" style:family="paragraph" style:parent-style-name="Heading_20_1">
      <style:paragraph-properties fo:break-before="page"/>
      <style:text-properties officeooo:rsid="000d20d4"/>
    </style:style>
    <style:style style:name="P18" style:family="paragraph" style:parent-style-name="Heading_20_1">
      <style:paragraph-properties fo:break-before="page"/>
      <style:text-properties officeooo:paragraph-rsid="002d2627"/>
    </style:style>
    <style:style style:name="P19" style:family="paragraph" style:parent-style-name="Heading_20_2">
      <style:text-properties officeooo:rsid="000d20d4"/>
    </style:style>
    <style:style style:name="P20" style:family="paragraph" style:parent-style-name="Heading_20_2" style:list-style-name="">
      <style:text-properties fo:color="#4c4c4c"/>
    </style:style>
    <style:style style:name="P21" style:family="paragraph" style:parent-style-name="Standard" style:list-style-name="L1"/>
    <style:style style:name="P22" style:family="paragraph" style:parent-style-name="Standard" style:list-style-name="L1">
      <style:text-properties fo:color="#4c4c4c" style:text-underline-style="none" fo:font-weight="normal" style:font-weight-asian="normal" style:font-weight-complex="normal"/>
    </style:style>
    <style:style style:name="P23" style:family="paragraph" style:parent-style-name="Standard" style:list-style-name="L3">
      <style:text-properties fo:color="#4c4c4c" style:text-underline-style="none" fo:font-weight="normal" officeooo:rsid="00140212" style:font-weight-asian="normal" style:font-weight-complex="normal"/>
    </style:style>
    <style:style style:name="P24" style:family="paragraph" style:parent-style-name="Standard" style:list-style-name="L3">
      <style:text-properties fo:color="#4c4c4c" style:text-underline-style="none" fo:font-weight="normal" officeooo:rsid="0016487c" officeooo:paragraph-rsid="0016487c" style:font-weight-asian="normal" style:font-weight-complex="normal"/>
    </style:style>
    <style:style style:name="P25" style:family="paragraph" style:parent-style-name="Standard" style:list-style-name="L1">
      <style:text-properties fo:color="#4c4c4c" style:text-underline-style="none"/>
    </style:style>
    <style:style style:name="P26" style:family="paragraph" style:parent-style-name="Standard" style:list-style-name="L1">
      <style:text-properties fo:color="#4c4c4c" style:text-underline-style="none" officeooo:paragraph-rsid="00191e9b"/>
    </style:style>
    <style:style style:name="P27" style:family="paragraph" style:parent-style-name="Standard" style:list-style-name="L1">
      <style:text-properties fo:color="#4c4c4c" style:text-underline-style="none" officeooo:rsid="001e8052" officeooo:paragraph-rsid="001e8052"/>
    </style:style>
    <style:style style:name="P28" style:family="paragraph" style:parent-style-name="Standard" style:list-style-name="L1">
      <style:text-properties fo:color="#4c4c4c" style:text-underline-style="none" officeooo:rsid="00191e9b" officeooo:paragraph-rsid="00191e9b"/>
    </style:style>
    <style:style style:name="P29" style:family="paragraph" style:parent-style-name="Standard" style:list-style-name="L3">
      <style:text-properties fo:color="#4c4c4c" style:text-underline-style="none" officeooo:rsid="00191e9b" officeooo:paragraph-rsid="00191e9b"/>
    </style:style>
    <style:style style:name="P30" style:family="paragraph" style:parent-style-name="Standard" style:list-style-name="L1">
      <style:text-properties fo:color="#4c4c4c" style:text-underline-style="none" officeooo:rsid="001e42ca" officeooo:paragraph-rsid="001e42ca"/>
    </style:style>
    <style:style style:name="P31" style:family="paragraph" style:parent-style-name="Standard" style:list-style-name="L3">
      <style:text-properties fo:color="#4c4c4c" style:text-underline-style="none" officeooo:rsid="002d5eb9" officeooo:paragraph-rsid="002d5eb9"/>
    </style:style>
    <style:style style:name="P32" style:family="paragraph" style:parent-style-name="Standard" style:list-style-name="L3">
      <style:text-properties fo:color="#4c4c4c" style:text-underline-style="none"/>
    </style:style>
    <style:style style:name="P33" style:family="paragraph" style:parent-style-name="Standard" style:list-style-name="L3">
      <style:text-properties fo:color="#4c4c4c" style:text-underline-style="none" officeooo:paragraph-rsid="00383ecc"/>
    </style:style>
    <style:style style:name="P34" style:family="paragraph" style:parent-style-name="Standard" style:list-style-name="L3">
      <style:text-properties fo:color="#4c4c4c" style:text-underline-style="none" officeooo:paragraph-rsid="00140212"/>
    </style:style>
    <style:style style:name="P35" style:family="paragraph" style:parent-style-name="Standard" style:list-style-name="L3">
      <style:text-properties fo:color="#4c4c4c" style:text-underline-style="none" officeooo:paragraph-rsid="001ac485"/>
    </style:style>
    <style:style style:name="P36" style:family="paragraph" style:parent-style-name="Standard" style:list-style-name="L3">
      <style:text-properties fo:color="#4c4c4c" style:text-underline-style="none" officeooo:paragraph-rsid="0016487c"/>
    </style:style>
    <style:style style:name="P37" style:family="paragraph" style:parent-style-name="Standard" style:list-style-name="L3">
      <style:text-properties fo:color="#4c4c4c" style:text-underline-style="none" officeooo:rsid="00204ea8" officeooo:paragraph-rsid="00204ea8"/>
    </style:style>
    <style:style style:name="P38" style:family="paragraph" style:parent-style-name="Standard" style:list-style-name="L3">
      <style:text-properties fo:color="#4c4c4c" style:text-underline-style="none" officeooo:rsid="00146a66" officeooo:paragraph-rsid="00146a66"/>
    </style:style>
    <style:style style:name="P39" style:family="paragraph" style:parent-style-name="Standard" style:list-style-name="L3">
      <style:text-properties fo:color="#4c4c4c" style:text-underline-style="none" officeooo:rsid="00146a66" officeooo:paragraph-rsid="00150722"/>
    </style:style>
    <style:style style:name="P40" style:family="paragraph" style:parent-style-name="Standard" style:list-style-name="L3">
      <style:text-properties fo:color="#4c4c4c" style:text-underline-style="none" officeooo:rsid="00112f44" officeooo:paragraph-rsid="00112f44"/>
    </style:style>
    <style:style style:name="P41" style:family="paragraph" style:parent-style-name="Standard" style:list-style-name="L3">
      <style:text-properties fo:color="#4c4c4c" style:text-underline-style="none" officeooo:rsid="000e2777" officeooo:paragraph-rsid="000e2777"/>
    </style:style>
    <style:style style:name="P42" style:family="paragraph" style:parent-style-name="Standard" style:list-style-name="L3">
      <style:text-properties fo:color="#4c4c4c" style:text-underline-style="none" officeooo:rsid="000fb4c3" officeooo:paragraph-rsid="000fb4c3"/>
    </style:style>
    <style:style style:name="P43" style:family="paragraph" style:parent-style-name="Standard" style:list-style-name="L6">
      <style:text-properties fo:color="#4c4c4c" style:text-underline-style="none" officeooo:rsid="000fb4c3" officeooo:paragraph-rsid="000fb4c3"/>
    </style:style>
    <style:style style:name="P44" style:family="paragraph" style:parent-style-name="Standard" style:list-style-name="L3">
      <style:text-properties fo:color="#4c4c4c" style:text-underline-style="none" officeooo:rsid="00140212" officeooo:paragraph-rsid="00140212"/>
    </style:style>
    <style:style style:name="P45" style:family="paragraph" style:parent-style-name="Standard" style:list-style-name="L3">
      <style:text-properties fo:color="#4c4c4c" style:text-underline-style="none" officeooo:rsid="001c631b"/>
    </style:style>
    <style:style style:name="P46" style:family="paragraph" style:parent-style-name="Standard" style:list-style-name="L3">
      <style:text-properties fo:color="#4c4c4c" style:text-underline-style="none" officeooo:rsid="001c631b" officeooo:paragraph-rsid="001c631b"/>
    </style:style>
    <style:style style:name="P47" style:family="paragraph" style:parent-style-name="Standard" style:list-style-name="L3">
      <style:text-properties fo:color="#4c4c4c" style:text-underline-style="none" officeooo:rsid="0020b026" officeooo:paragraph-rsid="0020b026"/>
    </style:style>
    <style:style style:name="P48" style:family="paragraph" style:parent-style-name="Standard" style:list-style-name="L3">
      <style:text-properties fo:color="#4c4c4c" style:text-underline-style="none" officeooo:rsid="0012256b" officeooo:paragraph-rsid="0012256b"/>
    </style:style>
    <style:style style:name="P49" style:family="paragraph" style:parent-style-name="Standard" style:list-style-name="L3">
      <style:text-properties fo:color="#4c4c4c" style:text-underline-style="none" officeooo:rsid="001725b7" officeooo:paragraph-rsid="00191e9b"/>
    </style:style>
    <style:style style:name="P50" style:family="paragraph" style:parent-style-name="Standard" style:list-style-name="L3">
      <style:text-properties fo:color="#4c4c4c" style:text-underline-style="none" officeooo:rsid="0019cf33" officeooo:paragraph-rsid="001ac485"/>
    </style:style>
    <style:style style:name="P51" style:family="paragraph" style:parent-style-name="Standard" style:list-style-name="L3">
      <style:text-properties fo:color="#4c4c4c" style:text-underline-style="none" officeooo:rsid="0016487c" officeooo:paragraph-rsid="0016487c"/>
    </style:style>
    <style:style style:name="P52" style:family="paragraph" style:parent-style-name="Standard" style:list-style-name="L3">
      <style:text-properties fo:color="#4c4c4c" style:text-underline-style="none" officeooo:rsid="0016c8b3" officeooo:paragraph-rsid="0016c8b3"/>
    </style:style>
    <style:style style:name="P53" style:family="paragraph" style:parent-style-name="Standard" style:list-style-name="L5">
      <style:text-properties fo:color="#4c4c4c" style:text-underline-style="none" officeooo:paragraph-rsid="000e2777"/>
    </style:style>
    <style:style style:name="P54" style:family="paragraph" style:parent-style-name="Standard" style:list-style-name="L3">
      <style:text-properties fo:color="#4c4c4c"/>
    </style:style>
    <style:style style:name="P55" style:family="paragraph" style:parent-style-name="Standard" style:list-style-name="L3">
      <style:text-properties fo:color="#4c4c4c" officeooo:paragraph-rsid="0036d1cc"/>
    </style:style>
    <style:style style:name="P56" style:family="paragraph" style:parent-style-name="Standard" style:list-style-name="L3">
      <style:text-properties fo:color="#4c4c4c" officeooo:rsid="0039e973" officeooo:paragraph-rsid="0039e973"/>
    </style:style>
    <style:style style:name="P57" style:family="paragraph" style:parent-style-name="Standard" style:list-style-name="L3">
      <style:text-properties fo:color="#4c4c4c" officeooo:rsid="0019cf33" officeooo:paragraph-rsid="0019cf33"/>
    </style:style>
    <style:style style:name="P58" style:family="paragraph" style:parent-style-name="Standard" style:list-style-name="L4">
      <style:text-properties fo:color="#4c4c4c"/>
    </style:style>
    <style:style style:name="P59" style:family="paragraph" style:parent-style-name="Standard" style:list-style-name="L3">
      <style:text-properties fo:color="#4c4c4c" officeooo:rsid="00140212" officeooo:paragraph-rsid="00140212"/>
    </style:style>
    <style:style style:name="P60" style:family="paragraph" style:parent-style-name="Standard" style:list-style-name="L3">
      <style:text-properties fo:color="#4c4c4c" fo:font-weight="normal" style:font-weight-asian="normal" style:font-weight-complex="normal"/>
    </style:style>
    <style:style style:name="P61" style:family="paragraph" style:parent-style-name="Standard" style:list-style-name="L3">
      <style:text-properties fo:color="#4c4c4c" fo:font-weight="normal" officeooo:rsid="0016487c" officeooo:paragraph-rsid="0016487c" style:font-weight-asian="normal" style:font-weight-complex="normal"/>
    </style:style>
    <style:style style:name="P62" style:family="paragraph" style:parent-style-name="Standard" style:list-style-name="L6">
      <style:text-properties fo:color="#4c4c4c" officeooo:paragraph-rsid="002d2627"/>
    </style:style>
    <style:style style:name="P63" style:family="paragraph" style:parent-style-name="Standard" style:list-style-name="L6">
      <style:text-properties fo:color="#4c4c4c" officeooo:paragraph-rsid="0030e2f7"/>
    </style:style>
    <style:style style:name="P64" style:family="paragraph" style:parent-style-name="Standard" style:list-style-name="L6">
      <style:text-properties fo:color="#4c4c4c" officeooo:paragraph-rsid="002b26d7"/>
    </style:style>
    <style:style style:name="P65" style:family="paragraph" style:parent-style-name="Standard" style:list-style-name="L2"/>
    <style:style style:name="P66" style:family="paragraph" style:parent-style-name="Standard" style:list-style-name="L2">
      <style:text-properties officeooo:paragraph-rsid="00383ecc"/>
    </style:style>
    <style:style style:name="P67" style:family="paragraph" style:parent-style-name="Standard" style:list-style-name="L3"/>
    <style:style style:name="P68" style:family="paragraph" style:parent-style-name="Standard" style:list-style-name="L3">
      <style:text-properties officeooo:paragraph-rsid="0020b026"/>
    </style:style>
    <style:style style:name="P69" style:family="paragraph" style:parent-style-name="Standard" style:list-style-name="L3">
      <style:text-properties officeooo:paragraph-rsid="0022133c"/>
    </style:style>
    <style:style style:name="P70" style:family="paragraph" style:parent-style-name="Standard" style:list-style-name="L3">
      <style:text-properties officeooo:rsid="003a171e" officeooo:paragraph-rsid="003a171e"/>
    </style:style>
    <style:style style:name="P71" style:family="paragraph" style:parent-style-name="Standard" style:list-style-name="L6"/>
    <style:style style:name="P72" style:family="paragraph" style:parent-style-name="Standard" style:list-style-name="L6">
      <style:text-properties officeooo:paragraph-rsid="002d2627"/>
    </style:style>
    <style:style style:name="P73" style:family="paragraph" style:parent-style-name="Standard" style:list-style-name="L6">
      <style:text-properties officeooo:paragraph-rsid="0031bb7b"/>
    </style:style>
    <style:style style:name="P74" style:family="paragraph" style:parent-style-name="Standard" style:list-style-name="L6">
      <style:text-properties officeooo:paragraph-rsid="0031f45e"/>
    </style:style>
    <style:style style:name="P75" style:family="paragraph" style:parent-style-name="Standard" style:list-style-name="L6">
      <style:text-properties officeooo:paragraph-rsid="00327dc2"/>
    </style:style>
    <style:style style:name="P76" style:family="paragraph" style:parent-style-name="Standard" style:list-style-name="L6">
      <style:text-properties officeooo:paragraph-rsid="0030e2f7"/>
    </style:style>
    <style:style style:name="P77" style:family="paragraph" style:parent-style-name="Standard" style:list-style-name="L6">
      <style:text-properties officeooo:paragraph-rsid="0034030c"/>
    </style:style>
    <style:style style:name="P78" style:family="paragraph" style:parent-style-name="Standard" style:list-style-name="L6">
      <style:text-properties fo:font-style="normal" officeooo:paragraph-rsid="0031f45e" style:font-style-asian="normal" style:font-style-complex="normal"/>
    </style:style>
    <style:style style:name="P79" style:family="paragraph" style:parent-style-name="Standard" style:list-style-name="L6">
      <style:text-properties fo:font-style="normal" officeooo:paragraph-rsid="00327dc2" style:font-style-asian="normal" style:font-style-complex="normal"/>
    </style:style>
    <style:style style:name="P80" style:family="paragraph" style:parent-style-name="Text_20_body" style:list-style-name="L3">
      <style:text-properties fo:color="#4c4c4c" style:text-underline-style="none" officeooo:rsid="0016487c" officeooo:paragraph-rsid="0016487c"/>
    </style:style>
    <style:style style:name="P81" style:family="paragraph" style:parent-style-name="Text_20_body" style:list-style-name="L3">
      <style:text-properties fo:color="#4c4c4c" style:text-underline-style="none" officeooo:rsid="00140212" officeooo:paragraph-rsid="0016487c"/>
    </style:style>
    <style:style style:name="T1" style:family="text">
      <style:text-properties officeooo:rsid="000e2777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40212"/>
    </style:style>
    <style:style style:name="T4" style:family="text">
      <style:text-properties fo:color="#4c4c4c"/>
    </style:style>
    <style:style style:name="T5" style:family="text">
      <style:text-properties fo:color="#4c4c4c" style:text-underline-style="none"/>
    </style:style>
    <style:style style:name="T6" style:family="text">
      <style:text-properties fo:color="#4c4c4c" style:text-underline-style="none" fo:font-weight="normal" style:font-weight-asian="normal" style:font-weight-complex="normal"/>
    </style:style>
    <style:style style:name="T7" style:family="text">
      <style:text-properties fo:color="#4c4c4c" style:text-underline-style="none" fo:font-weight="normal" officeooo:rsid="00140212" style:font-weight-asian="normal" style:font-weight-complex="normal"/>
    </style:style>
    <style:style style:name="T8" style:family="text">
      <style:text-properties fo:color="#4c4c4c" style:text-underline-style="none" fo:font-weight="normal" officeooo:rsid="002d5eb9" style:font-weight-asian="normal" style:font-weight-complex="normal"/>
    </style:style>
    <style:style style:name="T9" style:family="text">
      <style:text-properties fo:color="#4c4c4c" style:text-underline-style="none" fo:font-weight="normal" officeooo:rsid="00204ea8" style:font-weight-asian="normal" style:font-weight-complex="normal"/>
    </style:style>
    <style:style style:name="T10" style:family="text">
      <style:text-properties fo:color="#4c4c4c" style:text-underline-style="none" officeooo:rsid="002d5eb9"/>
    </style:style>
    <style:style style:name="T11" style:family="text">
      <style:text-properties fo:color="#4c4c4c" style:text-underline-style="none" officeooo:rsid="00207634"/>
    </style:style>
    <style:style style:name="T12" style:family="text">
      <style:text-properties fo:color="#4c4c4c" style:text-underline-style="none" officeooo:rsid="002da112"/>
    </style:style>
    <style:style style:name="T13" style:family="text">
      <style:text-properties fo:color="#4c4c4c" style:text-underline-style="none" officeooo:rsid="0012256b"/>
    </style:style>
    <style:style style:name="T14" style:family="text">
      <style:text-properties fo:color="#4c4c4c" style:text-underline-style="none" officeooo:rsid="00356541"/>
    </style:style>
    <style:style style:name="T15" style:family="text">
      <style:text-properties fo:color="#4c4c4c" fo:font-weight="normal" style:font-weight-asian="normal" style:font-weight-complex="normal"/>
    </style:style>
    <style:style style:name="T16" style:family="text">
      <style:text-properties fo:color="#4c4c4c" fo:font-weight="normal" officeooo:rsid="00146a66" style:font-weight-asian="normal" style:font-weight-complex="normal"/>
    </style:style>
    <style:style style:name="T17" style:family="text">
      <style:text-properties fo:color="#4c4c4c" fo:font-weight="normal" officeooo:rsid="0016487c" style:font-weight-asian="normal" style:font-weight-complex="normal"/>
    </style:style>
    <style:style style:name="T18" style:family="text">
      <style:text-properties fo:color="#4c4c4c" fo:font-weight="normal" officeooo:rsid="00204ea8" style:font-weight-asian="normal" style:font-weight-complex="normal"/>
    </style:style>
    <style:style style:name="T19" style:family="text">
      <style:text-properties fo:color="#4c4c4c" fo:font-weight="normal" officeooo:rsid="0020b026" style:font-weight-asian="normal" style:font-weight-complex="normal"/>
    </style:style>
    <style:style style:name="T20" style:family="text">
      <style:text-properties fo:color="#4c4c4c" fo:font-weight="normal" officeooo:rsid="0022133c" style:font-weight-asian="normal" style:font-weight-complex="normal"/>
    </style:style>
    <style:style style:name="T21" style:family="text">
      <style:text-properties fo:color="#4c4c4c" fo:font-weight="normal" officeooo:rsid="00254459" style:font-weight-asian="normal" style:font-weight-complex="normal"/>
    </style:style>
    <style:style style:name="T22" style:family="text">
      <style:text-properties fo:color="#4c4c4c" fo:font-weight="normal" officeooo:rsid="0030e2f7" style:font-weight-asian="normal" style:font-weight-complex="normal"/>
    </style:style>
    <style:style style:name="T23" style:family="text">
      <style:text-properties fo:color="#4c4c4c" fo:font-weight="normal" officeooo:rsid="00278353" style:font-weight-asian="normal" style:font-weight-complex="normal"/>
    </style:style>
    <style:style style:name="T24" style:family="text">
      <style:text-properties fo:color="#4c4c4c" officeooo:rsid="00245309"/>
    </style:style>
    <style:style style:name="T25" style:family="text">
      <style:text-properties fo:color="#4c4c4c" officeooo:rsid="0030e2f7"/>
    </style:style>
    <style:style style:name="T26" style:family="text">
      <style:text-properties fo:color="#4c4c4c" officeooo:rsid="002659a2"/>
    </style:style>
    <style:style style:name="T27" style:family="text">
      <style:text-properties fo:color="#4c4c4c" officeooo:rsid="00254459"/>
    </style:style>
    <style:style style:name="T28" style:family="text">
      <style:text-properties fo:color="#4c4c4c" officeooo:rsid="00278353"/>
    </style:style>
    <style:style style:name="T29" style:family="text">
      <style:text-properties fo:color="#4c4c4c" officeooo:rsid="002766a8"/>
    </style:style>
    <style:style style:name="T30" style:family="text">
      <style:text-properties fo:color="#4c4c4c" officeooo:rsid="0031bb7b"/>
    </style:style>
    <style:style style:name="T31" style:family="text">
      <style:text-properties fo:color="#4c4c4c" fo:font-style="normal" officeooo:rsid="0030e2f7" style:font-style-asian="normal" style:font-style-complex="normal"/>
    </style:style>
    <style:style style:name="T32" style:family="text">
      <style:text-properties fo:color="#4c4c4c" fo:font-style="normal" officeooo:rsid="00254459" style:font-style-asian="normal" style:font-style-complex="normal"/>
    </style:style>
    <style:style style:name="T33" style:family="text">
      <style:text-properties fo:color="#4c4c4c" fo:font-style="normal" officeooo:rsid="0031f45e" style:font-style-asian="normal" style:font-style-complex="normal"/>
    </style:style>
    <style:style style:name="T34" style:family="text">
      <style:text-properties fo:color="#4c4c4c" fo:font-style="normal" officeooo:rsid="00327dc2" style:font-style-asian="normal" style:font-style-complex="normal"/>
    </style:style>
    <style:style style:name="T35" style:family="text">
      <style:text-properties fo:color="#4c4c4c" officeooo:rsid="0031f45e"/>
    </style:style>
    <style:style style:name="T36" style:family="text">
      <style:text-properties fo:color="#4c4c4c" officeooo:rsid="00356541"/>
    </style:style>
    <style:style style:name="T37" style:family="text">
      <style:text-properties officeooo:rsid="00130b0c"/>
    </style:style>
    <style:style style:name="T38" style:family="text">
      <style:text-properties officeooo:rsid="00140212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140212" style:font-weight-asian="normal" style:font-weight-complex="normal"/>
    </style:style>
    <style:style style:name="T41" style:family="text">
      <style:text-properties officeooo:rsid="00150722"/>
    </style:style>
    <style:style style:name="T42" style:family="text">
      <style:text-properties officeooo:rsid="001ac485"/>
    </style:style>
    <style:style style:name="T43" style:family="text">
      <style:text-properties officeooo:rsid="00245309"/>
    </style:style>
    <style:style style:name="T44" style:family="text">
      <style:text-properties officeooo:rsid="00254459"/>
    </style:style>
    <style:style style:name="T45" style:family="text">
      <style:text-properties officeooo:rsid="002d5eb9"/>
    </style:style>
    <style:style style:name="T46" style:family="text">
      <style:text-properties officeooo:rsid="002ef6c8"/>
    </style:style>
    <style:style style:name="T47" style:family="text">
      <style:text-properties officeooo:rsid="0036d1c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Title">Pyro Development List</text:p>
      <text:p text:style-name="Subtitle">(Roadmap will be created from this list)</text:p>
      <text:p text:style-name="P11">Submitted by</text:p>
      <text:p text:style-name="P11">Apollo Demetrious Sharpe, Sr.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Table of Contents</text:p>
          </text:index-title>
          <text:p text:style-name="P14"><text:a xlink:type="simple" xlink:href="#__RefHeading___Toc386_93331469" text:style-name="Index_20_Link" text:visited-style-name="Index_20_Link">Kernelspace<text:tab/>3</text:a></text:p>
          <text:p text:style-name="P13"><text:a xlink:type="simple" xlink:href="#__RefHeading___Toc388_93331469" text:style-name="Index_20_Link" text:visited-style-name="Index_20_Link">Kernel<text:tab/>3</text:a></text:p>
          <text:p text:style-name="P13"><text:a xlink:type="simple" xlink:href="#__RefHeading___Toc390_93331469" text:style-name="Index_20_Link" text:visited-style-name="Index_20_Link">Drivers<text:tab/>3</text:a></text:p>
          <text:p text:style-name="P13"><text:a xlink:type="simple" xlink:href="#__RefHeading___Toc392_93331469" text:style-name="Index_20_Link" text:visited-style-name="Index_20_Link">Busmanagers<text:tab/>3</text:a></text:p>
          <text:p text:style-name="P13"><text:a xlink:type="simple" xlink:href="#__RefHeading___Toc394_93331469" text:style-name="Index_20_Link" text:visited-style-name="Index_20_Link">Servicemanagers<text:tab/>3</text:a></text:p>
          <text:p text:style-name="P13"><text:a xlink:type="simple" xlink:href="#__RefHeading___Toc396_93331469" text:style-name="Index_20_Link" text:visited-style-name="Index_20_Link">Filesystems<text:tab/>3</text:a></text:p>
          <text:p text:style-name="P13"><text:a xlink:type="simple" xlink:href="#__RefHeading___Toc398_93331469" text:style-name="Index_20_Link" text:visited-style-name="Index_20_Link">Devices<text:tab/>4</text:a></text:p>
          <text:p text:style-name="P14"><text:a xlink:type="simple" xlink:href="#__RefHeading___Toc400_93331469" text:style-name="Index_20_Link" text:visited-style-name="Index_20_Link">Userspace<text:tab/>5</text:a></text:p>
          <text:p text:style-name="P13"><text:a xlink:type="simple" xlink:href="#__RefHeading___Toc402_93331469" text:style-name="Index_20_Link" text:visited-style-name="Index_20_Link">Init<text:tab/>5</text:a></text:p>
          <text:p text:style-name="P13"><text:a xlink:type="simple" xlink:href="#__RefHeading___Toc404_93331469" text:style-name="Index_20_Link" text:visited-style-name="Index_20_Link">Servers<text:tab/>5</text:a></text:p>
          <text:p text:style-name="P13"><text:a xlink:type="simple" xlink:href="#__RefHeading___Toc406_93331469" text:style-name="Index_20_Link" text:visited-style-name="Index_20_Link">Waiters<text:tab/>6</text:a></text:p>
          <text:p text:style-name="P13"><text:a xlink:type="simple" xlink:href="#__RefHeading___Toc408_93331469" text:style-name="Index_20_Link" text:visited-style-name="Index_20_Link">Libraries<text:tab/>6</text:a></text:p>
          <text:p text:style-name="P13"><text:a xlink:type="simple" xlink:href="#__RefHeading___Toc410_93331469" text:style-name="Index_20_Link" text:visited-style-name="Index_20_Link">Desktop<text:tab/>8</text:a></text:p>
          <text:p text:style-name="P13"><text:a xlink:type="simple" xlink:href="#__RefHeading___Toc412_93331469" text:style-name="Index_20_Link" text:visited-style-name="Index_20_Link">Applications<text:tab/>8</text:a></text:p>
          <text:p text:style-name="P14"><text:a xlink:type="simple" xlink:href="#__RefHeading___Toc414_93331469" text:style-name="Index_20_Link" text:visited-style-name="Index_20_Link">Bootloader<text:tab/>10</text:a></text:p>
          <text:p text:style-name="P13"><text:a xlink:type="simple" xlink:href="#__RefHeading___Toc416_93331469" text:style-name="Index_20_Link" text:visited-style-name="Index_20_Link">Grub<text:tab/>10</text:a></text:p>
          <text:p text:style-name="P14"><text:a xlink:type="simple" xlink:href="#__RefHeading___Toc1540_2095725399" text:style-name="Index_20_Link" text:visited-style-name="Index_20_Link">Directory Structure<text:tab/>11</text:a></text:p>
          <text:p text:style-name="P14"><text:a xlink:type="simple" xlink:href="#__RefHeading___Toc1542_2095725399" text:style-name="Index_20_Link" text:visited-style-name="Index_20_Link">Miscellaneous<text:tab/>12</text:a></text:p>
        </text:index-body>
      </text:table-of-content>
      <text:p text:style-name="P9"/>
      <text:h text:style-name="P16" text:outline-level="1"><text:bookmark-start text:name="__RefHeading___Toc386_93331469"/>Kernelspace<text:bookmark-end text:name="__RefHeading___Toc386_93331469"/></text:h>
      <text:h text:style-name="Heading_20_2" text:outline-level="2"><text:bookmark-start text:name="__RefHeading___Toc388_93331469"/>Kernel<text:bookmark-end text:name="__RefHeading___Toc388_93331469"/></text:h>
      <text:list xml:id="list3260996263" text:style-name="L1">
        <text:list-item>
          <text:list>
            <text:list-item>
              <text:p text:style-name="P21"><text:span text:style-name="Strong_20_Emphasis"><text:span text:style-name="T16">Correctly</text:span></text:span><text:span text:style-name="Strong_20_Emphasis"><text:span text:style-name="T15"> identify </text:span></text:span><text:span text:style-name="Strong_20_Emphasis"><text:span text:style-name="T16">system</text:span></text:span><text:span text:style-name="Strong_20_Emphasis"><text:span text:style-name="T15"> as Pyro with the correct version number</text:span></text:span></text:p>
              <text:list>
                <text:list-item>
                  <text:p text:style-name="P22">This includes correctly implementing uname</text:p>
                </text:list-item>
              </text:list>
            </text:list-item>
            <text:list-item>
              <text:p text:style-name="P25">Add cpp support</text:p>
            </text:list-item>
            <text:list-item>
              <text:p text:style-name="P25">Add module support</text:p>
              <text:list>
                <text:list-item>
                  <text:p text:style-name="P27">Dynamic loading &amp; unloading</text:p>
                </text:list-item>
              </text:list>
            </text:list-item>
            <text:list-item>
              <text:p text:style-name="P25">Split out platform dependent code</text:p>
            </text:list-item>
            <text:list-item>
              <text:p text:style-name="P25">Add M:N virtual memory mapping</text:p>
            </text:list-item>
            <text:list-item>
              <text:p text:style-name="P25">Rebase drivers in cpp</text:p>
            </text:list-item>
            <text:list-item>
              <text:p text:style-name="P25">Add full vfs/vnode interface</text:p>
            </text:list-item>
            <text:list-item>
              <text:p text:style-name="P25">Add memory management driver support</text:p>
            </text:list-item>
            <text:list-item>
              <text:p text:style-name="P25">Add driver events</text:p>
            </text:list-item>
            <text:list-item>
              <text:p text:style-name="P25">Flesh out networking stack into a full subsystem</text:p>
            </text:list-item>
            <text:list-item>
              <text:p text:style-name="P25">Add IPv6 protocol</text:p>
            </text:list-item>
            <text:list-item>
              <text:p text:style-name="P25">Add wireless support</text:p>
            </text:list-item>
          </text:list>
        </text:list-item>
      </text:list>
      <text:p text:style-name="P2"/>
      <text:h text:style-name="Heading_20_2" text:outline-level="2"><text:bookmark-start text:name="__RefHeading___Toc390_93331469"/>Drivers<text:bookmark-end text:name="__RefHeading___Toc390_93331469"/></text:h>
      <text:list xml:id="list222529506463234" text:continue-numbering="true" text:style-name="L1">
        <text:list-item>
          <text:list>
            <text:list-item>
              <text:p text:style-name="P25">Rebase all on standard driver class with module support</text:p>
            </text:list-item>
          </text:list>
          <text:p text:style-name="P25"/>
        </text:list-item>
      </text:list>
      <text:h text:style-name="Heading_20_2" text:outline-level="2"><text:bookmark-start text:name="__RefHeading___Toc392_93331469"/><text:span text:style-name="T1">B</text:span>usmanagers<text:bookmark-end text:name="__RefHeading___Toc392_93331469"/></text:h>
      <text:list xml:id="list222529564075134" text:continue-numbering="true" text:style-name="L1">
        <text:list-item>
          <text:list>
            <text:list-item>
              <text:p text:style-name="P28">USB</text:p>
              <text:list>
                <text:list-item>
                  <text:p text:style-name="P26">Update usb stack to latest libusb</text:p>
                </text:list-item>
                <text:list-item>
                  <text:p text:style-name="P28">Create framework for userspace USB drivers (i.e. HID devices)</text:p>
                </text:list-item>
              </text:list>
            </text:list-item>
            <text:list-item>
              <text:p text:style-name="P25">Create i2c busmanager with driver plugins</text:p>
            </text:list-item>
            <text:list-item>
              <text:p text:style-name="P25">Create FireWire busmanager</text:p>
            </text:list-item>
            <text:list-item>
              <text:p text:style-name="P25">Create Bluetooth busmanager</text:p>
            </text:list-item>
            <text:list-item>
              <text:p text:style-name="P30">Modify PCI busmanager to reference PCI vendors &amp; IDs from a text file</text:p>
              <text:list>
                <text:list-item>
                  <text:p text:style-name="P30">Use file of IDs from <text:a xlink:type="simple" xlink:href="http://pci-ids.ucw.cz/" text:style-name="Internet_20_link" text:visited-style-name="Visited_20_Internet_20_Link">pci-ids.ucw.cz</text:a></text:p>
                </text:list-item>
                <text:list-item>
                  <text:p text:style-name="P30">Parse file into a more usable form</text:p>
                </text:list-item>
              </text:list>
            </text:list-item>
          </text:list>
          <text:p text:style-name="P25"/>
        </text:list-item>
      </text:list>
      <text:h text:style-name="Heading_20_2" text:outline-level="2"><text:bookmark-start text:name="__RefHeading___Toc394_93331469"/><text:span text:style-name="T1">S</text:span>ervicemanagers<text:bookmark-end text:name="__RefHeading___Toc394_93331469"/></text:h>
      <text:list xml:id="list222528918145132" text:continue-numbering="true" text:style-name="L1">
        <text:list-item>
          <text:list>
            <text:list-item>
              <text:p text:style-name="P25">Create DRM servicemanager</text:p>
            </text:list-item>
            <text:list-item>
              <text:p text:style-name="P25">Create OSS servicemanager</text:p>
            </text:list-item>
          </text:list>
          <text:p text:style-name="P25"/>
        </text:list-item>
      </text:list>
      <text:h text:style-name="Heading_20_2" text:outline-level="2"><text:bookmark-start text:name="__RefHeading___Toc396_93331469"/><text:span text:style-name="T1">F</text:span>ilesystems<text:bookmark-end text:name="__RefHeading___Toc396_93331469"/></text:h>
      <text:list xml:id="list222530391208556" text:continue-numbering="true" text:style-name="L1">
        <text:list-item>
          <text:list>
            <text:list-item>
              <text:p text:style-name="P25">Add UDF support (unify with CD-ROM support)</text:p>
            </text:list-item>
            <text:list-item>
              <text:p text:style-name="P25">Add support for tarballed filesystem (to allow applications to be stored as tarballs in the Applications directory)</text:p>
            </text:list-item>
            <text:list-item>
              <text:p text:style-name="P25"><text:soft-page-break/>Fix AFS bugs that cause whole partition to be unusable</text:p>
            </text:list-item>
            <text:list-item>
              <text:p text:style-name="P25">Increase formatable size of AFS drive past 128GB</text:p>
            </text:list-item>
            <text:list-item>
              <text:p text:style-name="P25">Port R<text:span text:style-name="T37">ei</text:span>ser<text:span text:style-name="T37">3 and/or Reiser4</text:span> filesystem</text:p>
            </text:list-item>
            <text:list-item>
              <text:p text:style-name="P25">Port XFS</text:p>
            </text:list-item>
            <text:list-item>
              <text:p text:style-name="P25">Port ZFS</text:p>
            </text:list-item>
          </text:list>
          <text:p text:style-name="P25"/>
        </text:list-item>
      </text:list>
      <text:h text:style-name="Heading_20_2" text:outline-level="2"><text:bookmark-start text:name="__RefHeading___Toc398_93331469"/><text:span text:style-name="T1">D</text:span>evices<text:bookmark-end text:name="__RefHeading___Toc398_93331469"/></text:h>
      <text:list xml:id="list222530117972287" text:continue-numbering="true" text:style-name="L1">
        <text:list-item>
          <text:list>
            <text:list-item>
              <text:p text:style-name="P25">Port OSS</text:p>
            </text:list-item>
            <text:list-item>
              <text:p text:style-name="P25">Port DRM (for 3D drivers)</text:p>
            </text:list-item>
            <text:list-item>
              <text:p text:style-name="P28">Factor USB HID driver into a plugin-based system with individual plugin for all types of HID devices</text:p>
            </text:list-item>
          </text:list>
          <text:p text:style-name="P25"/>
        </text:list-item>
      </text:list>
      <text:h text:style-name="P16" text:outline-level="1"><text:bookmark-start text:name="__RefHeading___Toc400_93331469"/>Userspace<text:bookmark-end text:name="__RefHeading___Toc400_93331469"/></text:h>
      <text:h text:style-name="Heading_20_2" text:outline-level="2"><text:bookmark-start text:name="__RefHeading___Toc402_93331469"/>Init<text:bookmark-end text:name="__RefHeading___Toc402_93331469"/></text:h>
      <text:list xml:id="list1034083405" text:style-name="L2">
        <text:list-item>
          <text:list>
            <text:list-item>
              <text:p text:style-name="P65"><text:span text:style-name="Strong_20_Emphasis"><text:span text:style-name="T15">Update or replace init program</text:span></text:span></text:p>
              <text:list>
                <text:list-item>
                  <text:p text:style-name="P66"><text:span text:style-name="Strong_20_Emphasis"><text:span text:style-name="T18">Could possibly directly run the </text:span></text:span><text:span text:style-name="Strong_20_Emphasis"><text:span text:style-name="T8">SystemServer</text:span></text:span><text:span text:style-name="Strong_20_Emphasis"><text:span text:style-name="T18"> &amp; start other programs via the </text:span></text:span><text:span text:style-name="Strong_20_Emphasis"><text:span text:style-name="T9">Process</text:span></text:span><text:span text:style-name="Strong_20_Emphasis"><text:span text:style-name="T8">S</text:span></text:span><text:span text:style-name="Strong_20_Emphasis"><text:span text:style-name="T9">erver</text:span></text:span></text:p>
                </text:list-item>
              </text:list>
            </text:list-item>
          </text:list>
        </text:list-item>
      </text:list>
      <text:h text:style-name="Heading_20_2" text:outline-level="2"><text:bookmark-start text:name="__RefHeading___Toc404_93331469"/>Servers<text:bookmark-end text:name="__RefHeading___Toc404_93331469"/></text:h>
      <text:list xml:id="list3338924021" text:style-name="L3">
        <text:list-item>
          <text:list>
            <text:list-item>
              <text:p text:style-name="P67"><text:span text:style-name="T6">Remove hard-coded icons </text:span><text:span text:style-name="T7">&amp;</text:span><text:span text:style-name="T6"> pointers from </text:span><text:span text:style-name="T7">all servers</text:span></text:p>
            </text:list-item>
            <text:list-item>
              <text:p text:style-name="P31">SystemServer</text:p>
              <text:list>
                <text:list-item>
                  <text:p text:style-name="P32">Server starting/stopping/restarting</text:p>
                </text:list-item>
                <text:list-item>
                  <text:p text:style-name="P32">Keep track of each server's port</text:p>
                </text:list-item>
                <text:list-item>
                  <text:p text:style-name="P32">Create standard server class</text:p>
                </text:list-item>
              </text:list>
              <text:p text:style-name="P32"/>
            </text:list-item>
            <text:list-item>
              <text:p text:style-name="P37">Registrar</text:p>
            </text:list-item>
            <text:list-item>
              <text:p text:style-name="P67"><text:span text:style-name="T11">DisplayServer (was </text:span><text:span text:style-name="T5">Appserver</text:span><text:span text:style-name="T11">)</text:span></text:p>
              <text:list>
                <text:list-item>
                  <text:p text:style-name="P32">Rebase off of standard server class</text:p>
                </text:list-item>
                <text:list-item>
                  <text:p text:style-name="P33">Remove input drivers &amp; replace with pseudo-driver to accept input from Input<text:span text:style-name="T45">S</text:span>erver</text:p>
                </text:list-item>
                <text:list-item>
                  <text:p text:style-name="P32">Use Cairo library for rendering to OpenGL textures</text:p>
                </text:list-item>
                <text:list-item>
                  <text:p text:style-name="P32">Use OpenGL to build composite images</text:p>
                </text:list-item>
                <text:list-item>
                  <text:p text:style-name="P32">Add full screen support as an alternative to windows</text:p>
                </text:list-item>
                <text:list-item>
                  <text:p text:style-name="P32">Split process management out into a separate process server</text:p>
                </text:list-item>
              </text:list>
              <text:p text:style-name="P32"/>
            </text:list-item>
            <text:list-item>
              <text:p text:style-name="P67"><text:span text:style-name="T5">Process</text:span><text:span text:style-name="T10">S</text:span><text:span text:style-name="T5">erver</text:span></text:p>
              <text:list>
                <text:list-item>
                  <text:p text:style-name="P32">Manage all processes, including servers &amp; waiters</text:p>
                </text:list-item>
              </text:list>
              <text:p text:style-name="P32"/>
            </text:list-item>
            <text:list-item>
              <text:p text:style-name="P67"><text:span text:style-name="T5">Input</text:span><text:span text:style-name="T10">S</text:span><text:span text:style-name="T5">erver</text:span></text:p>
              <text:list>
                <text:list-item>
                  <text:p text:style-name="P32">Rebase off of standard server class</text:p>
                </text:list-item>
              </text:list>
              <text:p text:style-name="P32"/>
            </text:list-item>
            <text:list-item>
              <text:p text:style-name="P38">PrintServer</text:p>
              <text:list>
                <text:list-item>
                  <text:p text:style-name="P38">Manages print queue</text:p>
                </text:list-item>
                <text:list-item>
                  <text:p text:style-name="P39">Manage print protocol<text:span text:style-name="T41">s</text:span> (via plugins)</text:p>
                </text:list-item>
                <text:list-item>
                  <text:p text:style-name="P38">Manage printing formats (via plugins)</text:p>
                </text:list-item>
              </text:list>
            </text:list-item>
          </text:list>
        </text:list-item>
      </text:list>
      <text:p text:style-name="P5"/>
      <text:list xml:id="list222530130538684" text:continue-numbering="true" text:style-name="L3">
        <text:list-item>
          <text:list>
            <text:list-item>
              <text:p text:style-name="P67"><text:span text:style-name="T5">Media</text:span><text:span text:style-name="T10">S</text:span><text:span text:style-name="T5">erver</text:span></text:p>
              <text:list>
                <text:list-item>
                  <text:p text:style-name="P32">Rebase off of standard server class</text:p>
                </text:list-item>
                <text:list-item>
                  <text:p text:style-name="P29">Design new architecture</text:p>
                  <text:list>
                    <text:list-item>
                      <text:p text:style-name="P29">Could possibly use the rewrite done by Vanders as the basis</text:p>
                    </text:list-item>
                  </text:list>
                </text:list-item>
                <text:list-item>
                  <text:p text:style-name="P32">Add OpenAL driver</text:p>
                </text:list-item>
                <text:list-item>
                  <text:p text:style-name="P32">Add support for a "direct to OpenAL" channel</text:p>
                </text:list-item>
              </text:list>
              <text:p text:style-name="P32"/>
            </text:list-item>
            <text:list-item>
              <text:p text:style-name="P67"><text:span text:style-name="T5">Volume</text:span><text:span text:style-name="T10">S</text:span><text:span text:style-name="T5">erver(LVM)</text:span></text:p>
              <text:list>
                <text:list-item>
                  <text:p text:style-name="P32">Rebase off of standard server class</text:p>
                </text:list-item>
                <text:list-item>
                  <text:p text:style-name="P32">Add auto-mounting support</text:p>
                </text:list-item>
              </text:list>
            </text:list-item>
          </text:list>
        </text:list-item>
      </text:list>
      <text:p text:style-name="P2"/>
      <text:list xml:id="list222529764681461" text:continue-numbering="true" text:style-name="L3">
        <text:list-item>
          <text:list>
            <text:list-item>
              <text:p text:style-name="P40">DaemonServer</text:p>
              <text:list>
                <text:list-item>
                  <text:p text:style-name="P54"><text:soft-page-break/>Binaries go into: /system/extentions/services/</text:p>
                  <text:list>
                    <text:list-item>
                      <text:p text:style-name="P54">/system/services/<text:span text:style-name="T47">${</text:span>SERVICENAME<text:span text:style-name="T47">}</text:span>/start</text:p>
                      <text:list>
                        <text:list-item>
                          <text:p text:style-name="P54">When a service is launched, it doesn't do anything, until it's told to "start".</text:p>
                        </text:list-item>
                      </text:list>
                    </text:list-item>
                    <text:list-item>
                      <text:p text:style-name="P55">/system/services/<text:span text:style-name="T47">${</text:span>SERVICENAME<text:span text:style-name="T47">}</text:span>/stop</text:p>
                      <text:list>
                        <text:list-item>
                          <text:p text:style-name="P54">A service can be told to "stop" doing whatever it's doing, but will still be running.</text:p>
                        </text:list-item>
                      </text:list>
                    </text:list-item>
                    <text:list-item>
                      <text:p text:style-name="P55">/system/services/<text:span text:style-name="T47">${</text:span>SERVICENAME<text:span text:style-name="T47">}</text:span>/restart</text:p>
                      <text:list>
                        <text:list-item>
                          <text:p text:style-name="P54">A "restart" should "terminate", launch, and "start" the service.</text:p>
                        </text:list-item>
                      </text:list>
                    </text:list-item>
                    <text:list-item>
                      <text:p text:style-name="P55">/system/services/<text:span text:style-name="T47">${</text:span>SERVICENAME<text:span text:style-name="T47">}</text:span>/terminate</text:p>
                      <text:list>
                        <text:list-item>
                          <text:p text:style-name="P54">To stop a service completely, it should be told to "terminate".</text:p>
                        </text:list-item>
                      </text:list>
                    </text:list-item>
                    <text:list-item>
                      <text:p text:style-name="P55">/system/services/<text:span text:style-name="T47">${</text:span>SERVICENAME<text:span text:style-name="T47">}</text:span>/pause</text:p>
                      <text:list>
                        <text:list-item>
                          <text:p text:style-name="P54">In some services it may be pratical to support "pause", instead of having to call "stop" and "start".</text:p>
                        </text:list-item>
                      </text:list>
                    </text:list-item>
                    <text:list-item>
                      <text:p text:style-name="P55">/system/services/<text:span text:style-name="T47">${</text:span>SERVICENAME<text:span text:style-name="T47">}</text:span>/configure</text:p>
                      <text:list>
                        <text:list-item>
                          <text:p text:style-name="P54">The service should show a configuration window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2"/>
        </text:list-item>
      </text:list>
      <text:h text:style-name="Heading_20_2" text:outline-level="2"><text:bookmark-start text:name="__RefHeading___Toc406_93331469"/>Waiters<text:bookmark-end text:name="__RefHeading___Toc406_93331469"/></text:h>
      <text:list xml:id="list222529519087260" text:continue-numbering="true" text:style-name="L3">
        <text:list-item>
          <text:list>
            <text:list-item>
              <text:p text:style-name="P32">Screensaver</text:p>
            </text:list-item>
          </text:list>
          <text:p text:style-name="P32"/>
        </text:list-item>
      </text:list>
      <text:h text:style-name="Heading_20_2" text:outline-level="2"><text:bookmark-start text:name="__RefHeading___Toc408_93331469"/>Libraries<text:bookmark-end text:name="__RefHeading___Toc408_93331469"/></text:h>
      <text:list xml:id="list222530075162764" text:continue-numbering="true" text:style-name="L3">
        <text:list-item>
          <text:list>
            <text:list-item>
              <text:p text:style-name="P34"><text:span text:style-name="T39">Remove hard-coded icons </text:span><text:span text:style-name="T40">&amp;</text:span><text:span text:style-name="T39"> pointers from </text:span><text:span text:style-name="T40">all libraries</text:span></text:p>
            </text:list-item>
            <text:list-item>
              <text:p text:style-name="P32">libPyro</text:p>
              <text:list>
                <text:list-item>
                  <text:p text:style-name="P32">Add reloading ability to bitmap class</text:p>
                </text:list-item>
                <text:list-item>
                  <text:p text:style-name="P32">Add theme (decor, icons, fonts, cursors) support</text:p>
                </text:list-item>
                <text:list-item>
                  <text:p text:style-name="P32">Add xml support for settings files</text:p>
                </text:list-item>
                <text:list-item>
                  <text:p text:style-name="P32">Add scalable icon support (maybe SVG or our own format)</text:p>
                </text:list-item>
                <text:list-item>
                  <text:p text:style-name="P41">Add tooltips support</text:p>
                </text:list-item>
                <text:list-item>
                  <text:p text:style-name="P41">Add splash screen support</text:p>
                </text:list-item>
                <text:list-item>
                  <text:p text:style-name="P42">Add GetWeek() to os::DateTime</text:p>
                </text:list-item>
                <text:list-item>
                  <text:p text:style-name="P42">Add more gui elements</text:p>
                  <text:list>
                    <text:list-item>
                      <text:p text:style-name="P42">Base these on DropdownMenus</text:p>
                      <text:list>
                        <text:list-item>
                          <text:p text:style-name="P42">ListBox</text:p>
                        </text:list-item>
                        <text:list-item>
                          <text:p text:style-name="P42">DropDownList</text:p>
                        </text:list-item>
                        <text:list-item>
                          <text:p text:style-name="P42">ComboBox</text:p>
                        </text:list-item>
                      </text:list>
                    </text:list-item>
                  </text:list>
                </text:list-item>
                <text:list-item>
                  <text:p text:style-name="P42">Modify DropdownMenu's behavior</text:p>
                  <text:list>
                    <text:list-item>
                      <text:p text:style-name="P40">Change DropdownMenu so it's activated no matter where you click. Now, you have to click on the arrow on the right.</text:p>
                    </text:list-item>
                  </text:list>
                </text:list-item>
                <text:list-item>
                  <text:p text:style-name="P42">Double clicking on text should select it</text:p>
                </text:list-item>
                <text:list-item>
                  <text:p text:style-name="P42">Add timezone support</text:p>
                </text:list-item>
                <text:list-item>
                  <text:p text:style-name="P44">Tabview needs context menu on tabs</text:p>
                </text:list-item>
                <text:list-item>
                  <text:p text:style-name="P44">Tabview needs optional close icon on tabs</text:p>
                </text:list-item>
                <text:list-item>
                  <text:p text:style-name="P44">Tabview needs to optionally display tabs along the bottom of view</text:p>
                </text:list-item>
                <text:list-item>
                  <text:p text:style-name="P46">Rewrite Treeview as it's own c lass</text:p>
                  <text:list>
                    <text:list-item>
                      <text:p text:style-name="P46">Maybe as a list of Listviews</text:p>
                    </text:list-item>
                  </text:list>
                </text:list-item>
                <text:list-item>
                  <text:p text:style-name="P54">Implement proper multi-select for Listview &amp; Treeview</text:p>
                  <text:list>
                    <text:list-item>
                      <text:p text:style-name="P45">holding shift or ctrl while selecting process should also select all of its threads</text:p>
                    </text:list-item>
                    <text:list-item>
                      <text:p text:style-name="P54"><text:soft-page-break/>holding shift while selecting multiple threads selects all of the threads between the first &amp; last threads selected, inclusively</text:p>
                    </text:list-item>
                    <text:list-item>
                      <text:p text:style-name="P54">holding ctrl while selecting multiple threads selects all of those threads simultaneously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222529043564570" text:continue-numbering="true" text:style-name="L3">
        <text:list-item>
          <text:list>
            <text:list-item>
              <text:p text:style-name="P67"><text:span text:style-name="T5">lib</text:span><text:span text:style-name="T14">C</text:span><text:span text:style-name="T5">ommon</text:span></text:p>
              <text:list>
                <text:list-item>
                  <text:p text:style-name="P47">TBD</text:p>
                </text:list-item>
              </text:list>
            </text:list-item>
            <text:list-item>
              <text:p text:style-name="P48">libInput</text:p>
              <text:list>
                <text:list-item>
                  <text:p text:style-name="P49">API for connecting to InputServer as a client</text:p>
                </text:list-item>
                <text:list-item>
                  <text:p text:style-name="P29">Create joystick/gamepad framework as a plugin</text:p>
                </text:list-item>
              </text:list>
            </text:list-item>
            <text:list-item>
              <text:p text:style-name="P70"><text:span text:style-name="T13">l</text:span><text:span text:style-name="T5">ibKernel – kernel API/system calls</text:span></text:p>
            </text:list-item>
            <text:list-item>
              <text:p text:style-name="P48">libMedia</text:p>
              <text:list>
                <text:list-item>
                  <text:p text:style-name="P47">API for new MediaServer</text:p>
                </text:list-item>
              </text:list>
            </text:list-item>
            <text:list-item>
              <text:p text:style-name="P48">libStorage</text:p>
              <text:list>
                <text:list-item>
                  <text:p text:style-name="P48">Control interface for VolumeServer</text:p>
                </text:list-item>
                <text:list-item>
                  <text:p text:style-name="P48">Contains disk management API</text:p>
                </text:list-item>
                <text:list-item>
                  <text:p text:style-name="P54">Contains partition management API</text:p>
                </text:list-item>
                <text:list-item>
                  <text:p text:style-name="P54">Contains volume management API</text:p>
                </text:list-item>
              </text:list>
            </text:list-item>
          </text:list>
        </text:list-item>
      </text:list>
      <text:p text:style-name="P1"/>
      <text:list xml:id="list222530478034059" text:continue-numbering="true" text:style-name="L3">
        <text:list-item>
          <text:list>
            <text:list-item>
              <text:p text:style-name="P67"><text:span text:style-name="T4">lib</text:span><text:span text:style-name="T36">P</text:span><text:span text:style-name="T4">rint</text:span></text:p>
              <text:list>
                <text:list-item>
                  <text:p text:style-name="P54">Printing API for integrated printing support</text:p>
                </text:list-item>
              </text:list>
              <text:p text:style-name="P54"/>
            </text:list-item>
            <text:list-item>
              <text:p text:style-name="P54">libGL</text:p>
              <text:list>
                <text:list-item>
                  <text:p text:style-name="P56">Implement an architecture similar to Nvidia’s new vendor independent OpenGL ABI proposal</text:p>
                </text:list-item>
                <text:list-item>
                  <text:p text:style-name="P54">Port Mesa3d &amp; Gallium3d</text:p>
                </text:list-item>
                <text:list-item>
                  <text:p text:style-name="P57">Create plugin architecture for to allow libGL to dispatch to multiple OpenGL implementations</text:p>
                </text:list-item>
              </text:list>
              <text:p text:style-name="P54"/>
            </text:list-item>
            <text:list-item>
              <text:p text:style-name="P32">libAL</text:p>
              <text:list>
                <text:list-item>
                  <text:p text:style-name="P35">Add interface to OSS drivers</text:p>
                </text:list-item>
                <text:list-item>
                  <text:p text:style-name="P50">Create plugin architecture for to allow libAL to dispatch to multiple Open<text:span text:style-name="T42">A</text:span>L implementations</text:p>
                </text:list-item>
              </text:list>
            </text:list-item>
          </text:list>
        </text:list-item>
      </text:list>
      <text:p text:style-name="P2"/>
      <text:list xml:id="list222529139261324" text:continue-numbering="true" text:style-name="L3">
        <text:list-item>
          <text:list>
            <text:list-item>
              <text:p text:style-name="P51">libSDL</text:p>
              <text:list>
                <text:list-item>
                  <text:p text:style-name="P67"><text:span text:style-name="Strong_20_Emphasis"><text:span text:style-name="T15">Update SDL to support updated media capabilities of Pyro</text:span></text:span><text:span text:style-name="T4"> </text:span></text:p>
                </text:list-item>
              </text:list>
            </text:list-item>
          </text:list>
          <text:p text:style-name="P80"/>
          <text:list text:continue-numbering="true">
            <text:list-item>
              <text:p text:style-name="P32">Frameworks <text:span text:style-name="T38">(specialized libraries)</text:span></text:p>
              <text:list>
                <text:list-item>
                  <text:p text:style-name="P32">file requester dialog</text:p>
                </text:list-item>
                <text:list-item>
                  <text:p text:style-name="P32">file access menubar</text:p>
                </text:list-item>
                <text:list-item>
                  <text:p text:style-name="P32">editing menubar</text:p>
                </text:list-item>
                <text:list-item>
                  <text:p text:style-name="P36">file browser view</text:p>
                  <text:list>
                    <text:list-item>
                      <text:p text:style-name="P67"><text:span text:style-name="Strong_20_Emphasis"><text:span text:style-name="T15">Boot drive should always be listed first in file manager</text:span></text:span> </text:p>
                    </text:list-item>
                  </text:list>
                </text:list-item>
                <text:list-item>
                  <text:p text:style-name="P32">volume view</text:p>
                  <text:list>
                    <text:list-item>
                      <text:p text:style-name="P67"><text:span text:style-name="T5">Based on Volume</text:span><text:span text:style-name="T12">S</text:span><text:span text:style-name="T5">erver </text:span><text:span text:style-name="T13">(via libstorage)</text:span></text:p>
                    </text:list-item>
                  </text:list>
                </text:list-item>
                <text:list-item>
                  <text:p text:style-name="P52">button bars</text:p>
                  <text:list>
                    <text:list-item>
                      <text:p text:style-name="P52">Standard buttons should always be in a consistent order</text:p>
                      <text:list>
                        <text:list-item>
                          <text:p text:style-name="P52">OK , Cancel, Close, etc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oft-page-break/></text:p>
      <text:h text:style-name="Heading_20_2" text:outline-level="2"><text:bookmark-start text:name="__RefHeading___Toc410_93331469"/>Desktop<text:bookmark-end text:name="__RefHeading___Toc410_93331469"/></text:h>
      <text:list xml:id="list2208994048" text:style-name="L4">
        <text:list-item>
          <text:list>
            <text:list-item>
              <text:p text:style-name="P58">Modify or replace current desktop</text:p>
            </text:list-item>
            <text:list-item>
              <text:p text:style-name="P58">Needs to be more integrated</text:p>
            </text:list-item>
            <text:list-item>
              <text:p text:style-name="P58">Needs to present a cohesive experience</text:p>
            </text:list-item>
            <text:list-item>
              <text:p text:style-name="P58">Needs to be consistent</text:p>
            </text:list-item>
          </text:list>
        </text:list-item>
      </text:list>
      <text:p text:style-name="P1"/>
      <text:h text:style-name="Heading_20_2" text:outline-level="2"><text:bookmark-start text:name="__RefHeading___Toc412_93331469"/>Applications<text:bookmark-end text:name="__RefHeading___Toc412_93331469"/></text:h>
      <text:list xml:id="list222528715694100" text:continue-list="list222529139261324" text:style-name="L3">
        <text:list-item>
          <text:list>
            <text:list-item>
              <text:p text:style-name="P32">Installer</text:p>
              <text:list>
                <text:list-item>
                  <text:p text:style-name="P32">GUI based</text:p>
                </text:list-item>
                <text:list-item>
                  <text:p text:style-name="P32">Based on views obtained from various frameworks</text:p>
                </text:list-item>
                <text:list-item>
                  <text:p text:style-name="P41">Can be used to install whole OS &amp; portions of the OS</text:p>
                </text:list-item>
              </text:list>
              <text:p text:style-name="P32"/>
            </text:list-item>
            <text:list-item>
              <text:p text:style-name="P68"><text:span text:style-name="Strong_20_Emphasis"><text:span text:style-name="T19">Preferences</text:span></text:span></text:p>
              <text:list>
                <text:list-item>
                  <text:p text:style-name="P68"><text:span text:style-name="Strong_20_Emphasis"><text:span text:style-name="T19">Create actual Preferences applications</text:span></text:span></text:p>
                  <text:list>
                    <text:list-item>
                      <text:p text:style-name="P68"><text:span text:style-name="Strong_20_Emphasis"><text:span text:style-name="T19">Preferences for specific elements of the OS will be implemented as plugins</text:span></text:span></text:p>
                    </text:list-item>
                    <text:list-item>
                      <text:p text:style-name="P68"><text:span text:style-name="Strong_20_Emphasis"><text:span text:style-name="T19">Consistant look &amp; feel for all preference plugins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Strong_20_Emphasis"><text:span text:style-name="T19"/></text:span></text:p>
      <text:list xml:id="list222530011519770" text:continue-numbering="true" text:style-name="L3">
        <text:list-item>
          <text:list>
            <text:list-item>
              <text:p text:style-name="P67"><text:span text:style-name="Strong_20_Emphasis"><text:span text:style-name="T15">EFileBrowser</text:span></text:span></text:p>
              <text:list>
                <text:list-item>
                  <text:p text:style-name="P32"><text:span text:style-name="T41">Reb</text:span>ase on views obtained from various frameworks</text:p>
                </text:list-item>
              </text:list>
            </text:list-item>
          </text:list>
        </text:list-item>
      </text:list>
      <text:p text:style-name="P4"/>
      <text:list xml:id="list222528882292672" text:continue-numbering="true" text:style-name="L3">
        <text:list-item>
          <text:list>
            <text:list-item>
              <text:p text:style-name="P48">Disk Tools</text:p>
              <text:list>
                <text:list-item>
                  <text:p text:style-name="P48">Based on libstorage</text:p>
                </text:list-item>
                <text:list-item>
                  <text:p text:style-name="P54">Formatting, resizing, partitioning, etc.</text:p>
                </text:list-item>
                <text:list-item>
                  <text:p text:style-name="P59">Mounting/unmounting drives (manually or automatically)</text:p>
                </text:list-item>
              </text:list>
              <text:p text:style-name="P32"/>
            </text:list-item>
            <text:list-item>
              <text:p text:style-name="P51">CD/DVD Tools</text:p>
              <text:list>
                <text:list-item>
                  <text:p text:style-name="P67"><text:span text:style-name="Strong_20_Emphasis"><text:span text:style-name="T15">Replace cdrtools with cdrkit</text:span></text:span></text:p>
                </text:list-item>
              </text:list>
              <text:p text:style-name="P32"/>
            </text:list-item>
            <text:list-item>
              <text:p text:style-name="P32">Process Manager</text:p>
              <text:list>
                <text:list-item>
                  <text:p text:style-name="P32">Show processes &amp; threads in treeview </text:p>
                </text:list-item>
              </text:list>
              <text:p text:style-name="P32"/>
            </text:list-item>
            <text:list-item>
              <text:p text:style-name="P32">Profiler</text:p>
              <text:p text:style-name="P32"/>
            </text:list-item>
            <text:list-item>
              <text:p text:style-name="P32">Device Manager</text:p>
              <text:list>
                <text:list-item>
                  <text:p text:style-name="P32">Add detailed view for each device</text:p>
                </text:list-item>
              </text:list>
              <text:p text:style-name="P32"/>
            </text:list-item>
            <text:list-item>
              <text:p text:style-name="P32">Web browser</text:p>
              <text:list>
                <text:list-item>
                  <text:p text:style-name="P32">Port Netsurf, <text:span text:style-name="T46">OWB,</text:span> or WebKit</text:p>
                </text:list-item>
              </text:list>
            </text:list-item>
          </text:list>
        </text:list-item>
      </text:list>
      <text:p text:style-name="P2"/>
      <text:list xml:id="list222530712749862" text:continue-numbering="true" text:style-name="L3">
        <text:list-item>
          <text:list>
            <text:list-item>
              <text:p text:style-name="P44">AView/ImageViewer</text:p>
              <text:list>
                <text:list-item>
                  <text:p text:style-name="P81">Replace AView, with Jonas' much more advanced ImageViewer.</text:p>
                </text:list-item>
              </text:list>
            </text:list-item>
            <text:list-item>
              <text:p text:style-name="P67"><text:span text:style-name="Strong_20_Emphasis"><text:span text:style-name="T17">M</text:span></text:span><text:span text:style-name="Strong_20_Emphasis"><text:span text:style-name="T15">ultimedia manager/player</text:span></text:span></text:p>
              <text:list>
                <text:list-item>
                  <text:p text:style-name="P67"><text:span text:style-name="Strong_20_Emphasis"><text:span text:style-name="T20">Create a</text:span></text:span><text:span text:style-name="Strong_20_Emphasis"><text:span text:style-name="T17"> replacment for Coldfish</text:span></text:span></text:p>
                </text:list-item>
                <text:list-item>
                  <text:p text:style-name="P69"><text:span text:style-name="Strong_20_Emphasis"><text:span text:style-name="T20">Port VLC</text:span></text:span></text:p>
                </text:list-item>
              </text:list>
              <text:p text:style-name="P67"><text:soft-page-break/><text:span text:style-name="Strong_20_Emphasis"><text:span text:style-name="T15"/></text:span></text:p>
            </text:list-item>
            <text:list-item>
              <text:p text:style-name="P67"><text:span text:style-name="Strong_20_Emphasis"><text:span text:style-name="T15">Archiver</text:span></text:span></text:p>
              <text:list>
                <text:list-item>
                  <text:p text:style-name="P60">A new version of Archiver</text:p>
                </text:list-item>
              </text:list>
              <text:p text:style-name="P67"><text:span text:style-name="Strong_20_Emphasis"><text:span text:style-name="T15"/></text:span></text:p>
            </text:list-item>
            <text:list-item>
              <text:p text:style-name="P67"><text:span text:style-name="Strong_20_Emphasis"><text:span text:style-name="T15">Downloader</text:span></text:span></text:p>
              <text:list>
                <text:list-item>
                  <text:p text:style-name="P23">A downloader app that will use "wget"</text:p>
                </text:list-item>
              </text:list>
            </text:list-item>
          </text:list>
        </text:list-item>
      </text:list>
      <text:p text:style-name="P6"/>
      <text:list xml:id="list222529451279155" text:continue-numbering="true" text:style-name="L3">
        <text:list-item>
          <text:list>
            <text:list-item>
              <text:p text:style-name="P61"><text:span text:style-name="T3">I</text:span><text:span text:style-name="T2">DE</text:span></text:p>
              <text:list>
                <text:list-item>
                  <text:p text:style-name="P24">Port Code::Blocks</text:p>
                </text:list-item>
                <text:list-item>
                  <text:p text:style-name="P24">Finish Brisingr</text:p>
                </text:list-item>
              </text:list>
            </text:list-item>
          </text:list>
        </text:list-item>
      </text:list>
      <text:h text:style-name="P17" text:outline-level="1"><text:bookmark-start text:name="__RefHeading___Toc414_93331469"/>Bootloader<text:bookmark-end text:name="__RefHeading___Toc414_93331469"/></text:h>
      <text:h text:style-name="P19" text:outline-level="2"><text:bookmark-start text:name="__RefHeading___Toc416_93331469"/>Grub<text:bookmark-end text:name="__RefHeading___Toc416_93331469"/></text:h>
      <text:list xml:id="list3910122273" text:style-name="L5">
        <text:list-item>
          <text:list>
            <text:list-item>
              <text:p text:style-name="P53">Upgrade to grub2</text:p>
            </text:list-item>
          </text:list>
        </text:list-item>
      </text:list>
      <text:p text:style-name="P3"/>
      <text:h text:style-name="P18" text:outline-level="1"><text:bookmark-start text:name="__RefHeading___Toc1540_2095725399"/>Directory Structure<text:bookmark-end text:name="__RefHeading___Toc1540_2095725399"/></text:h>
      <text:list xml:id="list3729022366" text:style-name="L6">
        <text:list-item>
          <text:list>
            <text:list-item>
              <text:p text:style-name="P62">Define all of the primary directories and their uses</text:p>
              <text:list>
                <text:list-item>
                  <text:p text:style-name="P62">/ <text:span text:style-name="T43">–</text:span> <text:s/><text:span text:style-name="T43">root</text:span></text:p>
                </text:list-item>
                <text:list-item>
                  <text:p text:style-name="P72"><text:span text:style-name="T4">/</text:span><text:span text:style-name="T24">B</text:span><text:span text:style-name="T25">oot – bootloader</text:span></text:p>
                </text:list-item>
                <text:list-item>
                  <text:p text:style-name="P72"><text:span text:style-name="T4">/</text:span><text:span text:style-name="T26">D</text:span><text:span text:style-name="T25">evices – dynamically created directory structure for loaded device drivers</text:span></text:p>
                </text:list-item>
                <text:list-item>
                  <text:p text:style-name="P72"><text:span text:style-name="T4">/</text:span><text:span text:style-name="T27">D</text:span><text:span text:style-name="T25">evelopment – (optional) support for development environment</text:span></text:p>
                  <text:list>
                    <text:list-item>
                      <text:p text:style-name="P73"><text:span text:style-name="T4">/</text:span><text:span text:style-name="T27">D</text:span><text:span text:style-name="T25">evelopment</text:span><text:span text:style-name="T27">/Include – headers</text:span></text:p>
                    </text:list-item>
                    <text:list-item>
                      <text:p text:style-name="P73"><text:span text:style-name="T4">/</text:span><text:span text:style-name="T27">D</text:span><text:span text:style-name="T25">evelopment</text:span><text:span text:style-name="T27">/L</text:span><text:span text:style-name="T30">ibraries</text:span><text:span text:style-name="T27"> – dynamic libraries</text:span></text:p>
                    </text:list-item>
                    <text:list-item>
                      <text:p text:style-name="P73"><text:span text:style-name="T4">/</text:span><text:span text:style-name="T27">D</text:span><text:span text:style-name="T25">evelopment</text:span><text:span text:style-name="T27">/Scripts – scripts</text:span></text:p>
                    </text:list-item>
                  </text:list>
                </text:list-item>
                <text:list-item>
                  <text:p text:style-name="P72"><text:span text:style-name="T4">/</text:span><text:span text:style-name="T25">etc – link to /posix/etc</text:span></text:p>
                </text:list-item>
                <text:list-item>
                  <text:p text:style-name="P72"><text:span text:style-name="T4">/</text:span><text:span text:style-name="T24">H</text:span><text:span text:style-name="T25">ome – home directories for users</text:span></text:p>
                  <text:list>
                    <text:list-item>
                      <text:p text:style-name="P78"><text:span text:style-name="T25">/</text:span><text:span text:style-name="T27">H</text:span><text:span text:style-name="T25">ome/Template – default template for user profile directory</text:span></text:p>
                    </text:list-item>
                    <text:list-item>
                      <text:p text:style-name="P74"><text:span text:style-name="T4">/</text:span><text:span text:style-name="T27">H</text:span><text:span text:style-name="T25">ome/</text:span><text:span text:style-name="T35">${USER}</text:span><text:span text:style-name="T25">/</text:span><text:span text:style-name="T24">Applications</text:span></text:p>
                    </text:list-item>
                    <text:list-item>
                      <text:p text:style-name="P78"><text:span text:style-name="T25">/</text:span><text:span text:style-name="T27">H</text:span><text:span text:style-name="T25">ome/</text:span><text:span text:style-name="T35">${USER}</text:span><text:span text:style-name="T25">/Config</text:span></text:p>
                    </text:list-item>
                    <text:list-item>
                      <text:p text:style-name="P79"><text:span text:style-name="T25">/</text:span><text:span text:style-name="T27">H</text:span><text:span text:style-name="T25">ome/</text:span><text:span text:style-name="T35">${USER}</text:span><text:span text:style-name="T25">/</text:span><text:span text:style-name="T27">Lib</text:span><text:span text:style-name="T26">raries</text:span></text:p>
                    </text:list-item>
                    <text:list-item>
                      <text:p text:style-name="P75"><text:span text:style-name="T31">/</text:span><text:span text:style-name="T32">H</text:span><text:span text:style-name="T31">ome/</text:span><text:span text:style-name="T33">${USER}</text:span><text:span text:style-name="T31">/</text:span><text:span text:style-name="T32">D</text:span><text:span text:style-name="T34">esktop</text:span></text:p>
                    </text:list-item>
                    <text:list-item>
                      <text:p text:style-name="P75"><text:span text:style-name="T31">/</text:span><text:span text:style-name="T32">H</text:span><text:span text:style-name="T31">ome/</text:span><text:span text:style-name="T33">${USER}</text:span><text:span text:style-name="T31">/</text:span><text:span text:style-name="T32">D</text:span><text:span text:style-name="T34">ocuments</text:span></text:p>
                    </text:list-item>
                    <text:list-item>
                      <text:p text:style-name="P75"><text:span text:style-name="T31">/</text:span><text:span text:style-name="T32">H</text:span><text:span text:style-name="T31">ome/</text:span><text:span text:style-name="T33">${USER}</text:span><text:span text:style-name="T31">/</text:span><text:span text:style-name="T32">D</text:span><text:span text:style-name="T34">ownloads</text:span></text:p>
                    </text:list-item>
                    <text:list-item>
                      <text:p text:style-name="P75"><text:span text:style-name="T31">/</text:span><text:span text:style-name="T32">H</text:span><text:span text:style-name="T31">ome/</text:span><text:span text:style-name="T33">${USER}</text:span><text:span text:style-name="T31">/</text:span><text:span text:style-name="T32">M</text:span><text:span text:style-name="T34">edia</text:span></text:p>
                    </text:list-item>
                    <text:list-item>
                      <text:p text:style-name="P75"><text:span text:style-name="T31">/</text:span><text:span text:style-name="T32">H</text:span><text:span text:style-name="T31">ome/</text:span><text:span text:style-name="T33">${USER}</text:span><text:span text:style-name="T31">/</text:span><text:span text:style-name="T32">M</text:span><text:span text:style-name="T34">edia/Movies</text:span></text:p>
                    </text:list-item>
                    <text:list-item>
                      <text:p text:style-name="P75"><text:span text:style-name="T31">/</text:span><text:span text:style-name="T32">H</text:span><text:span text:style-name="T31">ome/</text:span><text:span text:style-name="T33">${USER}</text:span><text:span text:style-name="T31">/</text:span><text:span text:style-name="T32">M</text:span><text:span text:style-name="T34">edia/Music</text:span></text:p>
                    </text:list-item>
                  </text:list>
                </text:list-item>
                <text:list-item>
                  <text:p text:style-name="P62">/<text:span text:style-name="T44">posix – posix support</text:span></text:p>
                  <text:list>
                    <text:list-item>
                      <text:p text:style-name="P62">/<text:span text:style-name="T44">posix/etc – posix configuration files</text:span></text:p>
                    </text:list-item>
                    <text:list-item>
                      <text:p text:style-name="P62">/<text:span text:style-name="T44">posix/usr – posix files</text:span></text:p>
                    </text:list-item>
                  </text:list>
                </text:list-item>
                <text:list-item>
                  <text:p text:style-name="P63">/<text:span text:style-name="T44">System – OS</text:span></text:p>
                  <text:list>
                    <text:list-item>
                      <text:p text:style-name="P76"><text:span text:style-name="T4">/</text:span><text:span text:style-name="T27">S</text:span><text:span text:style-name="T25">ystem/</text:span><text:span text:style-name="T24">Applications</text:span><text:span text:style-name="T25"> –</text:span></text:p>
                    </text:list-item>
                    <text:list-item>
                      <text:p text:style-name="P76"><text:span text:style-name="T25">/</text:span><text:span text:style-name="T27">S</text:span><text:span text:style-name="T25">ystem/Config –</text:span></text:p>
                    </text:list-item>
                    <text:list-item>
                      <text:p text:style-name="P76"><text:span text:style-name="T15">/</text:span><text:span text:style-name="T21">System/Devices –</text:span></text:p>
                    </text:list-item>
                    <text:list-item>
                      <text:p text:style-name="P76"><text:span text:style-name="T15">/</text:span><text:span text:style-name="T21">System/Daemons –</text:span></text:p>
                    </text:list-item>
                    <text:list-item>
                      <text:p text:style-name="P76"><text:span text:style-name="T15">/</text:span><text:span text:style-name="T21">System/Extensions –</text:span></text:p>
                    </text:list-item>
                    <text:list-item>
                      <text:p text:style-name="P76"><text:span text:style-name="T4">/</text:span><text:span text:style-name="T27">System/Themes –</text:span></text:p>
                    </text:list-item>
                    <text:list-item>
                      <text:p text:style-name="P76"><text:span text:style-name="T4">/</text:span><text:span text:style-name="T27">System/Icons - </text:span></text:p>
                    </text:list-item>
                    <text:list-item>
                      <text:p text:style-name="P76"><text:span text:style-name="T4">/</text:span><text:span text:style-name="T27">System/Fonts -</text:span></text:p>
                    </text:list-item>
                    <text:list-item>
                      <text:p text:style-name="P76"><text:span text:style-name="T4">/</text:span><text:span text:style-name="T27">System/Kernel –</text:span></text:p>
                    </text:list-item>
                    <text:list-item>
                      <text:p text:style-name="P76"><text:span text:style-name="T27">/S</text:span><text:span text:style-name="T25">ystem</text:span><text:span text:style-name="T27">/Lib</text:span><text:span text:style-name="T26">raries</text:span><text:span text:style-name="T27"> </text:span><text:span text:style-name="T24">–</text:span></text:p>
                    </text:list-item>
                    <text:list-item>
                      <text:p text:style-name="P76"><text:span text:style-name="T27">/S</text:span><text:span text:style-name="T25">ystem</text:span><text:span text:style-name="T27">/</text:span><text:span text:style-name="T28">S</text:span><text:span text:style-name="T25">ervers</text:span><text:span text:style-name="T27"> </text:span><text:span text:style-name="T24">–</text:span></text:p>
                    </text:list-item>
                    <text:list-item>
                      <text:p text:style-name="P76"><text:span text:style-name="T27">/S</text:span><text:span text:style-name="T25">ystem</text:span><text:span text:style-name="T27">/</text:span><text:span text:style-name="T29">U</text:span><text:span text:style-name="T25">tilities</text:span><text:span text:style-name="T27"> </text:span><text:span text:style-name="T24">–</text:span></text:p>
                    </text:list-item>
                    <text:list-item>
                      <text:p text:style-name="P76"><text:span text:style-name="T27">/S</text:span><text:span text:style-name="T25">ystem</text:span><text:span text:style-name="T27">/</text:span><text:span text:style-name="T28">W</text:span><text:span text:style-name="T25">aiters</text:span><text:span text:style-name="T27"> </text:span><text:span text:style-name="T24">–</text:span></text:p>
                    </text:list-item>
                  </text:list>
                </text:list-item>
                <text:list-item>
                  <text:p text:style-name="P71"><text:bookmark-start text:name="__RefHeading___Toc418_93331469"/><text:span text:style-name="T4">/</text:span><text:span text:style-name="T24">usr – link to /posix/usr</text:span><text:bookmark-end text:name="__RefHeading___Toc418_93331469"/></text:p>
                </text:list-item>
              </text:list>
            </text:list-item>
          </text:list>
        </text:list-item>
      </text:list>
      <text:h text:style-name="P15" text:outline-level="1"/>
      <text:h text:style-name="P18" text:outline-level="1"><text:bookmark-start text:name="__RefHeading___Toc1542_2095725399"/>Miscellaneous<text:bookmark-end text:name="__RefHeading___Toc1542_2095725399"/></text:h>
      <text:list xml:id="list222529757339683" text:continue-numbering="true" text:style-name="L6">
        <text:list-item>
          <text:p text:style-name="P43">Documentation</text:p>
          <text:list>
            <text:list-item>
              <text:p text:style-name="P43">All system code needs to be documented with doxygen</text:p>
            </text:list-item>
            <text:list-item>
              <text:p text:style-name="P43">Build scripts need to build full documentation while building whole OS for distribution</text:p>
            </text:list-item>
          </text:list>
          <text:p text:style-name="P71"><text:span text:style-name="Strong_20_Emphasis"><text:span text:style-name="T15"/></text:span></text:p>
        </text:list-item>
        <text:list-item>
          <text:p text:style-name="P77"><text:span text:style-name="Strong_20_Emphasis"><text:span text:style-name="T15">Move all servers to </text:span></text:span><text:span text:style-name="Strong_20_Emphasis"><text:span text:style-name="T21">/S</text:span></text:span><text:span text:style-name="Strong_20_Emphasis"><text:span text:style-name="T22">ystem</text:span></text:span><text:span text:style-name="Strong_20_Emphasis"><text:span text:style-name="T21">/</text:span></text:span><text:span text:style-name="Strong_20_Emphasis"><text:span text:style-name="T23">S</text:span></text:span><text:span text:style-name="Strong_20_Emphasis"><text:span text:style-name="T22">ervers</text:span></text:span><text:span text:style-name="Strong_20_Emphasis"><text:span text:style-name="T15">/</text:span></text:span><text:span text:style-name="T4"> </text:span></text:p>
        </text:list-item>
        <text:list-item>
          <text:p text:style-name="P71"><text:span text:style-name="Strong_20_Emphasis"><text:span text:style-name="T15">Reorganize system headers</text:span></text:span><text:span text:style-name="T4"> </text:span></text:p>
          <text:list>
            <text:list-item>
              <text:p text:style-name="P64">Kernel headers aren't necessarily the same as os headers; kernel headers need their own directory <text:span text:style-name="T38">separate</text:span> from os headers.</text:p>
            </text:list-item>
          </text:list>
        </text:list-item>
      </text:list>
      <text:h text:style-name="P20" text:outline-level="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fo:color="#4c4c4c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4-24T11:10:30.588000000</meta:creation-date>
    <dc:date>2020-02-20T22:25:28.267995219</dc:date>
    <meta:editing-duration>P2DT9H17M23S</meta:editing-duration>
    <meta:editing-cycles>45</meta:editing-cycles>
    <meta:generator>LibreOffice/6.3.4.2$Linux_X86_64 LibreOffice_project/30$Build-2</meta:generator>
    <meta:document-statistic meta:table-count="0" meta:image-count="0" meta:object-count="0" meta:page-count="12" meta:paragraph-count="294" meta:word-count="1427" meta:character-count="8473" meta:non-whitespace-character-count="7535"/>
  </office:meta>
</office:document-meta>
</file>